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7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on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string">
            <text:p>WhoPay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string">
            <text:p>PayerAccount</text:p>
          </table:table-cell>
          <table:table-cell office:value-type="float" office:value="123456">
            <text:p>12345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Insurance?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string">
            <text:p>InsVal</text:p>
          </table:table-cell>
          <table:table-cell office:value-type="string">
            <text:p>$12.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  <table:table-cell office:value-type="string">
            <text:p>ShipAcct</text:p>
          </table:table-cell>
          <table:table-cell office:value-type="float" office:value="123456">
            <text:p>12345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table:formula="of:=[.C6]" office:value-type="float" office:value="130">
            <text:p>130</text:p>
          </table:table-cell>
          <table:table-cell office:value-type="string">
            <text:p>FromContact</text:p>
          </table:table-cell>
          <table:table-cell office:value-type="string">
            <text:p>Mitch Davis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B$6]" office:value-type="float" office:value="11">
            <text:p>11</text:p>
          </table:table-cell>
          <table:table-cell table:formula="of:=[.C6]+24" office:value-type="float" office:value="154">
            <text:p>154</text:p>
          </table:table-cell>
          <table:table-cell office:value-type="string">
            <text:p>ShipRef</text:p>
          </table:table-cell>
          <table:table-cell office:value-type="float" office:value="8888">
            <text:p>8888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B$6]" office:value-type="float" office:value="11">
            <text:p>11</text:p>
          </table:table-cell>
          <table:table-cell table:formula="of:=[.C6]+48" office:value-type="float" office:value="178">
            <text:p>178</text:p>
          </table:table-cell>
          <table:table-cell office:value-type="string">
            <text:p>FromComp</text:p>
          </table:table-cell>
          <table:table-cell office:value-type="string">
            <text:p>Hackvana Pty Ltd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B$6]" office:value-type="float" office:value="11">
            <text:p>11</text:p>
          </table:table-cell>
          <table:table-cell table:formula="of:=[.C6]+72" office:value-type="float" office:value="202">
            <text:p>202</text:p>
          </table:table-cell>
          <table:table-cell office:value-type="string">
            <text:p>FromAddress</text:p>
          </table:table-cell>
          <table:table-cell office:value-type="string">
            <text:p>125 Grand Parade</text:p>
          </table:table-cell>
          <table:table-cell office:value-type="string">
            <text:p>Funtown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[.$C$6]+120" office:value-type="float" office:value="250">
            <text:p>250</text:p>
          </table:table-cell>
          <table:table-cell office:value-type="string">
            <text:p>FromZip</text:p>
          </table:table-cell>
          <table:table-cell office:value-type="float" office:value="123007">
            <text:p>123007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B$7]" office:value-type="float" office:value="130">
            <text:p>130</text:p>
          </table:table-cell>
          <table:table-cell table:formula="of:=[.$C$6]+120" office:value-type="float" office:value="250">
            <text:p>250</text:p>
          </table:table-cell>
          <table:table-cell office:value-type="string">
            <text:p>ShipPhone</text:p>
          </table:table-cell>
          <table:table-cell office:value-type="string">
            <text:p>+86-158-1444-2079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B$6]" office:value-type="float" office:value="11">
            <text:p>11</text:p>
          </table:table-cell>
          <table:table-cell table:formula="of:=[.$C$6]+157" office:value-type="float" office:value="287">
            <text:p>287</text:p>
          </table:table-cell>
          <table:table-cell office:value-type="string">
            <text:p>ToComp</text:p>
          </table:table-cell>
          <table:table-cell office:value-type="string">
            <text:p>I Like Toys Ltd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B$6]" office:value-type="float" office:value="11">
            <text:p>11</text:p>
          </table:table-cell>
          <table:table-cell table:formula="of:=[.$C$6]+189" office:value-type="float" office:value="319">
            <text:p>319</text:p>
          </table:table-cell>
          <table:table-cell office:value-type="string">
            <text:p>ToAddr</text:p>
          </table:table-cell>
          <table:table-cell office:value-type="string">
            <text:p>741 Opamp Avenue</text:p>
          </table:table-cell>
          <table:table-cell office:value-type="string">
            <text:p>Silicon Valley</text:p>
          </table:table-cell>
          <table:table-cell office:value-type="string">
            <text:p>Californi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1]" office:value-type="float" office:value="52">
            <text:p>52</text:p>
          </table:table-cell>
          <table:table-cell office:value-type="float" office:value="395">
            <text:p>395</text:p>
          </table:table-cell>
          <table:table-cell office:value-type="string">
            <text:p>ToZip</text:p>
          </table:table-cell>
          <table:table-cell office:value-type="float" office:value="80034">
            <text:p>8003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B$7]" office:value-type="float" office:value="130">
            <text:p>130</text:p>
          </table:table-cell>
          <table:table-cell table:formula="of:=[.C15]" office:value-type="float" office:value="395">
            <text:p>395</text:p>
          </table:table-cell>
          <table:table-cell office:value-type="string">
            <text:p>ToCountry</text:p>
          </table:table-cell>
          <table:table-cell office:value-type="string">
            <text:p>USA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B$6]" office:value-type="float" office:value="11">
            <text:p>11</text:p>
          </table:table-cell>
          <table:table-cell table:formula="of:=[.C15]+24" office:value-type="float" office:value="419">
            <text:p>419</text:p>
          </table:table-cell>
          <table:table-cell office:value-type="string">
            <text:p>ToContact</text:p>
          </table:table-cell>
          <table:table-cell office:value-type="string">
            <text:p>Mr. J. Kirby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B$7]" office:value-type="float" office:value="130">
            <text:p>130</text:p>
          </table:table-cell>
          <table:table-cell table:formula="of:=[.C17]" office:value-type="float" office:value="419">
            <text:p>419</text:p>
          </table:table-cell>
          <table:table-cell office:value-type="string">
            <text:p>ToPhone</text:p>
          </table:table-cell>
          <table:table-cell office:value-type="string">
            <text:p>kirbyj@ti.com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9">
            <text:p>249</text:p>
          </table:table-cell>
          <table:table-cell office:value-type="float" office:value="163">
            <text:p>163</text:p>
          </table:table-cell>
          <table:table-cell office:value-type="string">
            <text:p>TotalPackage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5">
            <text:p>305</text:p>
          </table:table-cell>
          <table:table-cell office:value-type="float" office:value="161">
            <text:p>161</text:p>
          </table:table-cell>
          <table:table-cell office:value-type="string">
            <text:p>WeightKgL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7">
            <text:p>337</text:p>
          </table:table-cell>
          <table:table-cell table:formula="of:=[.C20]" office:value-type="float" office:value="161">
            <text:p>161</text:p>
          </table:table-cell>
          <table:table-cell office:value-type="string">
            <text:p>WeightKg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8">
            <text:p>248</text:p>
          </table:table-cell>
          <table:table-cell office:value-type="float" office:value="229">
            <text:p>229</text:p>
          </table:table-cell>
          <table:table-cell office:value-type="string">
            <text:p>WhatsInside</text:p>
          </table:table-cell>
          <table:table-cell office:value-type="string">
            <text:p>7 x Lots of really fun thing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office:value-type="string">
            <text:p>DateYYYY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B23]+26" office:value-type="float" office:value="432">
            <text:p>432</text:p>
          </table:table-cell>
          <table:table-cell table:formula="of:=[.$C$23]" office:value-type="float" office:value="416">
            <text:p>416</text:p>
          </table:table-cell>
          <table:table-cell office:value-type="string">
            <text:p>DateMM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B24]+23" office:value-type="float" office:value="455">
            <text:p>455</text:p>
          </table:table-cell>
          <table:table-cell table:formula="of:=[.$C$23]" office:value-type="float" office:value="416">
            <text:p>416</text:p>
          </table:table-cell>
          <table:table-cell office:value-type="string">
            <text:p>DateDD</text:p>
          </table:table-cell>
          <table:table-cell office:value-type="float" office:value="15">
            <text:p>1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6/12/2011</text:date>, <text:time>11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document-statistic meta:table-count="1" meta:cell-count="129" meta:object-count="0"/>
  </office:meta>
</office:document-meta>
</file>